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1A891250BD0AA6A3.png" manifest:media-type="image/png"/>
  <manifest:file-entry manifest:full-path="Pictures/10000000000000C8000000C80B0E2654497002F6.png" manifest:media-type="image/png"/>
  <manifest:file-entry manifest:full-path="Pictures/10000000000000C8000000C87B0CDF8E52121E4F.png" manifest:media-type="image/png"/>
  <manifest:file-entry manifest:full-path="Pictures/10000000000000C8000000C8F5D3A4744BBA69F3.png" manifest:media-type="image/png"/>
  <manifest:file-entry manifest:full-path="Pictures/10000000000000C8000000C89ABDF9625C8E8B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251c" officeooo:paragraph-rsid="001c251c"/>
    </style:style>
    <style:style style:name="P2" style:family="paragraph" style:parent-style-name="Text_20_body">
      <style:text-properties officeooo:rsid="001e2070" officeooo:paragraph-rsid="001e2070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rsid="001ff313" officeooo:paragraph-rsid="001ff313"/>
    </style:style>
    <style:style style:name="T1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tual size = 10 cm</text:span></text:p>
      <text:p text:style-name="P3"><text:span text:style-name="T1">Aruco marker Id = 1 to 5</text:span></text:p>
      <text:p text:style-name="P3"><text:span text:style-name="T1">Aruco marker type = 5X5_100</text:span></text:p>
      <text:p text:style-name="P1"><draw:frame draw:style-name="fr1" draw:name="Image1" text:anchor-type="char" svg:x="0.1in" svg:y="0.0146in" svg:width="3.9402in" svg:height="3.9402in" draw:z-index="4"><draw:image xlink:href="Pictures/10000000000000C8000000C89ABDF9625C8E8BB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x="0.122in" svg:y="-0.0665in" svg:width="3.9402in" svg:height="3.9402in" draw:z-index="0"><draw:image xlink:href="Pictures/10000000000000C8000000C8F5D3A4744BBA69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4" text:anchor-type="char" svg:x="0.0902in" svg:y="0.0516in" svg:width="3.9402in" svg:height="3.9402in" draw:z-index="2"><draw:image xlink:href="Pictures/10000000000000C8000000C87B0CDF8E52121E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1126in" svg:y="-0.0717in" svg:width="3.9402in" svg:height="3.9402in" draw:z-index="3"><draw:image xlink:href="Pictures/10000000000000C8000000C80B0E2654497002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3" text:anchor-type="char" svg:x="0.1193in" svg:y="1.2236in" svg:width="3.9402in" svg:height="3.9402in" draw:z-index="1"><draw:image xlink:href="Pictures/10000000000000C8000000C81A891250BD0AA6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8:00:58.800536108</meta:creation-date>
    <dc:date>2021-10-19T20:31:08.732991594</dc:date>
    <meta:editing-duration>PT29M49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3" meta:word-count="17" meta:character-count="70" meta:non-whitespace-character-count="56"/>
  </office:meta>
</office:document-meta>
</file>